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 style:font-pitch="variable"/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106cm" draw:marker-start-width="0.359cm" draw:marker-end-width="0.359cm" draw:opacity="50%" draw:opacity-name="" draw:textarea-horizontal-align="justify" draw:textarea-vertical-align="middle" draw:auto-grow-height="false" fo:min-height="1.014cm" fo:min-width="3.664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ff6600" draw:marker-start-width="0.359cm" draw:marker-end-width="0.359cm" draw:fill-color="#ff6600" draw:opacity="50%" draw:opacity-name="" draw:textarea-horizontal-align="justify" draw:textarea-vertical-align="middle" draw:auto-grow-height="false" fo:min-height="0.457cm" fo:min-width="2.307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draw:marker-start-width="0.359cm" draw:marker-end-width="0.359cm" draw:opacity="50%" draw:opacity-name="" draw:textarea-horizontal-align="justify" draw:textarea-vertical-align="middle" draw:auto-grow-height="false" fo:min-height="1.014cm" fo:min-width="2.863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ff6600" draw:marker-start-width="0.359cm" draw:marker-end-width="0.359cm" draw:fill-color="#ff6600" draw:opacity="50%" draw:opacity-name="" draw:textarea-horizontal-align="justify" draw:textarea-vertical-align="middle" draw:auto-grow-height="false" fo:min-height="0.458cm" fo:min-width="2.307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draw:marker-start-width="0.359cm" draw:marker-end-width="0.359cm" draw:opacity="50%" draw:opacity-name="" draw:textarea-horizontal-align="justify" draw:textarea-vertical-align="middle" draw:auto-grow-height="false" fo:min-height="1.014cm" fo:min-width="3.263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ff6600" draw:marker-start-width="0.359cm" draw:marker-end-width="0.359cm" draw:fill-color="#ff6600" draw:opacity="50%" draw:opacity-name="" draw:textarea-horizontal-align="justify" draw:textarea-vertical-align="middle" draw:auto-grow-height="false" fo:min-height="0.458cm" fo:min-width="2.406cm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081cm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9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solid" svg:stroke-width="0.071cm" svg:stroke-color="#999999" draw:marker-start="Arrow" draw:marker-start-width="0.407cm" draw:marker-end="Arrow" draw:marker-end-width="0.407cm" draw:textarea-vertical-align="middle" fo:padding-top="0.161cm" fo:padding-bottom="0.161cm" fo:padding-left="0.286cm" fo:padding-right="0.286cm"/>
    </style:style>
    <style:style style:name="P1" style:family="paragraph">
      <style:text-properties fo:font-size="12pt" style:font-size-asian="16pt" style:font-size-complex="16pt"/>
    </style:style>
    <style:style style:name="P2" style:family="paragraph">
      <loext:graphic-properties draw:fill="none" draw:fill-color="#ffffff"/>
      <style:text-properties fo:font-size="12pt" style:font-size-asian="16pt" style:font-size-complex="16pt"/>
    </style:style>
    <style:style style:name="P3" style:family="paragraph">
      <style:paragraph-properties fo:text-align="center"/>
      <style:text-properties style:font-name="Cabin"/>
    </style:style>
    <style:style style:name="P4" style:family="paragraph">
      <loext:graphic-properties draw:opacity="50%"/>
      <style:paragraph-properties fo:text-align="center"/>
      <style:text-properties style:font-name="Cabin"/>
    </style:style>
    <style:style style:name="P5" style:family="paragraph">
      <style:paragraph-properties fo:text-align="center"/>
      <style:text-properties style:font-name="Cabin" fo:font-size="14pt" style:font-size-asian="14pt" style:font-size-complex="14pt"/>
    </style:style>
    <style:style style:name="P6" style:family="paragraph">
      <loext:graphic-properties draw:fill-color="#ff6600" draw:opacity="50%"/>
      <style:paragraph-properties fo:text-align="center"/>
      <style:text-properties style:font-name="Cabin"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246cm" svg:height="0.725cm" svg:x="4.678cm" svg:y="16.3cm">
          <draw:text-box>
            <text:p text:style-name="P1"><text:span text:style-name="T1">migration</text:span></text:p>
          </draw:text-box>
        </draw:frame>
        <draw:custom-shape draw:style-name="gr2" draw:text-style-name="P4" draw:layer="layout" svg:width="4.3cm" svg:height="1.4cm" svg:x="2.3cm" svg:y="14.3cm">
          <text:p text:style-name="P3">suscepti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3.001cm" svg:height="0.901cm" svg:x="2.999cm" svg:y="17.599cm">
          <text:p text:style-name="P5"><text:span text:style-name="T2">suscepti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499cm" svg:height="1.4cm" svg:x="8.301cm" svg:y="14.301cm">
          <text:p text:style-name="P3">infect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999cm" svg:height="0.9cm" svg:x="8.6cm" svg:y="17.6cm">
          <text:p text:style-name="P5"><text:span text:style-name="T2">infecte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899cm" svg:height="1.4cm" svg:x="13.301cm" svg:y="14.302cm">
          <text:p text:style-name="P3">sampl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.1cm" svg:height="0.902cm" svg:x="13.7cm" svg:y="17.6cm">
          <text:p text:style-name="P5"><text:span text:style-name="T2">samp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7" draw:layer="layout" svg:x1="6.6cm" svg:y1="15cm" svg:x2="8.4cm" svg:y2="15cm">
          <text:p/>
        </draw:line>
        <draw:line draw:style-name="gr9" draw:text-style-name="P7" draw:layer="layout" svg:x1="11.8cm" svg:y1="15cm" svg:x2="13.3cm" svg:y2="15cm">
          <text:p/>
        </draw:line>
        <draw:line draw:style-name="gr8" draw:text-style-name="P7" draw:layer="layout" svg:x1="6cm" svg:y1="18cm" svg:x2="8.5cm" svg:y2="18cm">
          <text:p/>
        </draw:line>
        <draw:line draw:style-name="gr9" draw:text-style-name="P7" draw:layer="layout" svg:x1="11.7cm" svg:y1="18cm" svg:x2="13.7cm" svg:y2="18cm">
          <text:p/>
        </draw:line>
        <draw:line draw:style-name="gr10" draw:text-style-name="P8" draw:layer="layout" svg:x1="4.5cm" svg:y1="15.7cm" svg:x2="4.5cm" svg:y2="17.6cm">
          <text:p/>
        </draw:line>
        <draw:line draw:style-name="gr10" draw:text-style-name="P8" draw:layer="layout" svg:x1="10cm" svg:y1="15.7cm" svg:x2="10cm" svg:y2="17.6cm">
          <text:p/>
        </draw:line>
        <draw:frame draw:style-name="gr1" draw:text-style-name="P10" draw:layer="layout" svg:width="3.673cm" svg:height="0.878cm" svg:x="5.527cm" svg:y="13.2cm">
          <draw:text-box>
            <text:p text:style-name="P9"><text:span text:style-name="T3">transmission</text:span></text:p>
          </draw:text-box>
        </draw:frame>
        <draw:frame draw:style-name="gr1" draw:text-style-name="P10" draw:layer="layout" svg:width="2.89cm" svg:height="0.878cm" svg:x="11.2cm" svg:y="13.2cm">
          <draw:text-box>
            <text:p text:style-name="P9"><text:span text:style-name="T3">diagnosis</text:span></text:p>
          </draw:text-box>
        </draw:frame>
        <draw:frame draw:style-name="gr1" draw:text-style-name="P2" draw:layer="layout" svg:width="2.246cm" svg:height="0.725cm" svg:x="10.178cm" svg:y="16.301cm">
          <draw:text-box>
            <text:p text:style-name="P1"><text:span text:style-name="T1">migr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" svg:font-family="Cabin" style:font-pitch="variable"/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0T22:26:42.142819073</meta:creation-date>
    <dc:date>2017-03-30T22:54:31.376227892</dc:date>
    <meta:editing-duration>PT17M37S</meta:editing-duration>
    <meta:editing-cycles>3</meta:editing-cycles>
    <meta:generator>LibreOffice/5.1.6.2$Linux_X86_64 LibreOffice_project/10m0$Build-2</meta:generator>
    <meta:document-statistic meta:object-count="16"/>
  </office:meta>
</office:document-meta>
</file>